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291cb" officeooo:paragraph-rsid="002291c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291cb" officeooo:paragraph-rsid="002291cb" style:font-size-asian="12.25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officeooo:rsid="002291cb" officeooo:paragraph-rsid="002291cb" style:font-size-asian="12.25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24271c" officeooo:paragraph-rsid="0024271c" style:font-size-asian="12.25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officeooo:rsid="00256dcf" officeooo:paragraph-rsid="00256dcf" style:font-size-asian="12.25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26000d" officeooo:paragraph-rsid="0026000d" style:font-size-asian="12.25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officeooo:rsid="00270c86" officeooo:paragraph-rsid="00270c86" style:font-size-asian="12.25pt" style:font-size-complex="14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officeooo:rsid="00287b0d" officeooo:paragraph-rsid="00287b0d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24pt" officeooo:rsid="002291cb" officeooo:paragraph-rsid="002291cb" style:font-size-asian="24pt" style:font-size-complex="24pt"/>
    </style:style>
    <style:style style:name="T1" style:family="text">
      <style:text-properties officeooo:rsid="002291cb"/>
    </style:style>
    <style:style style:name="T2" style:family="text">
      <style:text-properties officeooo:rsid="0024271c"/>
    </style:style>
    <style:style style:name="T3" style:family="text">
      <style:text-properties officeooo:rsid="0026000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date style:data-style-name="N37" text:date-value="2026-02-05T04:51:07.670427449">02/05/26</text:date></text:p>
      <text:p text:style-name="P2">Math <text:span text:style-name="T1">6</text:span>099 – Colloquium </text:p>
      <text:p text:style-name="P14">Spring 2026</text:p>
      <text:p text:style-name="P1"/>
      <text:p text:style-name="P5">Brief descriptions of ongoing research in the Department</text:p>
      <text:p text:style-name="P5"/>
      <text:p text:style-name="P4"/>
      <text:p text:style-name="P6">Reflection by Paul Carmody</text:p>
      <text:p text:style-name="P6"/>
      <text:p text:style-name="P7">Instructors:</text:p>
      <text:list text:style-name="L1">
        <text:list-item>
          <text:p text:style-name="P8">Dr. Du: Arterial Thrombosis: modeling of Biofluid/Fluid Structure Interactions.</text:p>
        </text:list-item>
        <text:list-item>
          <text:p text:style-name="P8">Dr. <text:span text:style-name="T2">Kachouie</text:span>: <text:span text:style-name="T2">Multidisciplinary Data-Drive Models and systems.</text:span></text:p>
          <text:list>
            <text:list-item>
              <text:p text:style-name="P9">Design of end-to-end systems.</text:p>
            </text:list-item>
            <text:list-item>
              <text:p text:style-name="P9">Application Domains include Cancer Prognosis, California Wildfires, Florida Sea Level Rise <text:s/>…</text:p>
            </text:list-item>
            <text:list-item>
              <text:p text:style-name="P9">Hot area Fusion model</text:p>
            </text:list-item>
          </text:list>
        </text:list-item>
        <text:list-item>
          <text:p text:style-name="P10">Dr. Aaron Welters: &lt;see fit.edu department website faculty pages&gt;</text:p>
        </text:list-item>
        <text:list-item>
          <text:p text:style-name="P10">Dr. ???: <text:span text:style-name="T3">Metacognition to Model Human AI</text:span></text:p>
        </text:list-item>
        <text:list-item>
          <text:p text:style-name="P11">Dr. Lui: Brownian motion. <text:s/>Use of Stochastic Differential Equations.</text:p>
        </text:list-item>
        <text:list-item>
          <text:p text:style-name="P12">Dr. Xianqi Li: <text:s/>Physics-Guided AI Models with … </text:p>
          <text:list>
            <text:list-item>
              <text:p text:style-name="P12">Medical Image Analysis</text:p>
            </text:list-item>
            <text:list-item>
              <text:p text:style-name="P12">Microstructure Evolution Prediction</text:p>
            </text:list-item>
          </text:list>
        </text:list-item>
        <text:list-item>
          <text:p text:style-name="P12">Dr. Berchenko-Kagen: Vector fields on surfaces (fluid flow).</text:p>
        </text:list-item>
        <text:list-item>
          <text:p text:style-name="P13">Ryan White, Associate Professor: Machine Learning. <text:s/>Servicing satellites in orbit. <text:s/>3D reconstruction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6-02-05T04:51:07.493641196</dc:date>
    <meta:editing-duration>PT17M1S</meta:editing-duration>
    <meta:editing-cycles>7</meta:editing-cycles>
    <meta:print-date>2026-02-05T04:51:03.962195411</meta:print-date>
    <meta:printed-by>PDF files</meta:printed-by>
    <meta:document-statistic meta:table-count="0" meta:image-count="0" meta:object-count="0" meta:page-count="1" meta:paragraph-count="19" meta:word-count="127" meta:character-count="874" meta:non-whitespace-character-count="771"/>
  </office:meta>
</office:document-meta>
</file>